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50283333333333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5.35516666666667cm"/>
    </style:style>
    <style:style style:name="co5" style:family="table-column">
      <style:table-column-properties fo:break-before="auto" style:column-width="2.68816666666667cm"/>
    </style:style>
    <style:style style:name="co6" style:family="table-column">
      <style:table-column-properties fo:break-before="auto" style:column-width="4.48733333333333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1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1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1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Throughout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float" office:value="67" table:style-name="ce10">
            <text:p>6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2">
            <text:p>193, 214, 229, 349, 35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string" table:style-name="ce2">
            <text:p>303 - 305, throughout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249, 369, 40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Throughout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Throughout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8, 2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67, throughout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4-5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None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float" office:value="67" table:style-name="ce10">
            <text:p>6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float" office:value="31" table:style-name="ce10">
            <text:p>3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162, 16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333343" table:style-name="ce11">
            <text:p>333,34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132, 14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333, 34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35, 34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31, 341<text:s/>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334, 33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333, 343, 354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RCC RCCD</meta:initial-creator>
    <dc:creator>Ire Dairo</dc:creator>
    <meta:creation-date>2018-04-17T08:30:24Z</meta:creation-date>
    <dc:date>2024-11-11T06:35:04Z</dc:date>
    <meta:editing-cycles>13</meta:editing-cycles>
    <meta:editing-duration>PT2003S</meta:editing-duration>
  </office:meta>
</office:document-meta>
</file>